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The almost obsessive descanting on Richard from Polydor Vergil in the Renaissance to the Friends of Richard III Incorporated in our own era demonstrates the process of “monster theory” at its most active: culture gives birth to a monster before our eyes, painting over the normally proportioned Richard who once lived, raising his shoulder to deform simultaneously person, cultural response, and the possibility of objectivity.<text:note text:id="ftn0" text:note-class="footnote"><text:note-citation>1</text:note-citation><text:note-body><text:p text:style-name="Footnote">“A portrait now in the Society of Antiquaries of London, painted about 1505, shows a Richard with straight shoulders. But a second portrait, possibly of earlier date, in the Royal Collection, seems to emblematize the whole controversy [over Richard ’s supposed monstrosity], for in it, X-ray examination reveals an original straight shoulder line, which was subsequently painted over to present the raised right shoulder silhouette so often copied by later portraitists.” Ibid., 35.</text:p></text:note-body></text:note> History itself becomes a monster: defeaturing, self-deconstructive, always in danger of exposing the sutures that bind its disparate elements into a single, unnatural body. At the same time Richard moves between Monster and Man, the disturbing suggestion arises that this incoherent body, denaturalized and always in peril of disaggregation, may well be our own. The difficult project of constructing and maintaining gender identities elicits an array of anxious responses throughout culture, producing another impetus to teratogenesis. The woman who oversteps the boundaries of her gender role risks becoming a Scylla, Weird Sister, Lilith (“die erste Eva,” “la mére obscuré”),<text:note text:id="ftn1" text:note-class="footnote"><text:note-citation>2</text:note-citation><text:note-body><text:p text:style-name="Footnote">I am hinting here at the possibility of a feminist recuperation of the gendered monster by citing the titles of two famous books about Lilith (a favorite figure in feminist writing): Jacques Bril’s <text:span text:style-name="T1">Lilith, ou, La Mere obscure</text:span> (Paris: Payot, 1981), and Siegmund Hurwitz’s <text:span text:style-name="T1">Lilith, die erste Eva: Eine Studie uber dunkle Aspekte des Weiblichen</text:span> (Zurich: Daimon Verlag, 1980).</text:p></text:note-body></text:note> Bertha Mason, or Gorgon.<text:note text:id="ftn2" text:note-class="footnote"><text:note-citation>3</text:note-citation><text:note-body><text:p text:style-name="Footnote">“The monster-woman, threatening to replace her angelic sister, embodies intransigent female autonomy and thus represents both the author’s power to allay ‘his’ anxieties by calling their source bad names (witch, bitch, fiend, monster) and simul- taneously, the mysterious power of the character who refuses to stay in her textually ordained ‘place’ and thus generates a story that ‘gets away’ from its author.” Sandra M. Gilbert and Susan Gubar, <text:span text:style-name="T1">The Madwoman in the Attic: The Woman Writer and the Nineteenth Century Literary Imagination</text:span> (New Haven, Conn.: Yale University Press, 1984), 28. The “dangerous” role of feminine will in the engendering of monsters is also explored by Marie-Héléene Huet in <text:span text:style-name="T1">Monstrous Imagination</text:span> (Cambridge: Harvard University Press, 1993).</text:p></text:note-body></text:note> “Deviant” sexual identity is similarly susceptible to monsterization. The great medieval encyclopedist Vincent of Beauvais describes the visit of a hermaphroditic cynocephalus to the French court in his <text:span text:style-name="T1">Speculum naturale</text:span> (31.126).<text:note text:id="ftn3" text:note-class="footnote"><text:note-citation>4</text:note-citation><text:note-body><text:p text:style-name="Footnote">A cynocephalus is a dog-headed man, like the recently decanonized Saint Christopher. Bad enough to be a cynocephalus without being hermaphroditic to boot: the monster accrues one kind of difference on top of another, like a magnet that draws differences into an aggregate, multivalent identity around an unstable core.</text:p></text:note-body></text:note> Its male reproductive organ is said to be disproportionately large, but the monster could use either sex at its own discretion. Bruno Roy writes of this fantastic hybrid: “What warning did he come to deliver to the king? He came to bear witness to sexual norms. … He embodied the punishment earned by those who violate sexual taboos.<text:note text:id="ftn4" text:note-class="footnote"><text:note-citation>5</text:note-citation><text:note-body><text:p text:style-name="Footnote">Bruno Roy, “En marge du monde connu: Les races de monstres,” in <text:span text:style-name="T1">Aspects de la marginalité au Moyen Age,</text:span> ed. Guy-H Allard. (Quebec: Les Editions de P Aurore, 1975), 77. This translation is mine.</text:p></text:note-body></text:note> This strange creature, a composite of the supposedly discrete categories “male” and “female,” arrives before King Louis to validate heterosexuality over homosexuality, with its supposed inversions and transformations (“Equa fit equus,” one Latin writer declared; “The horse becomes a mare”).<text:note text:id="ftn5" text:note-class="footnote"><text:note-citation>6</text:note-citation><text:note-body><text:p text:style-name="Footnote">See, for example, Monica E. McAlpine, “The Pardoner’s Homosexuality and How It Matters,” <text:span text:style-name="T1">PMLA</text:span> 95 (1980): 8-22.</text:p></text:note-body></text:note> The strange dog-headed monster is a living excoriation of gender ambiguity and sexual abnormality, as Vincent’s cultural moment defines them: heteronormalization incarnate. From the classical period into the twentieth century, race has been almost as powerful a catalyst to the creation of monsters as culture, gender, and sexuality. Africa early became the West’s significant other, the sign of its ontological difference simply being skin color. According to the Greek myth of Phaéton, the denizens of mysterious and uncertain Ethiopia were black because they had been scorched by the too-close passing of the sun. The Roman naturalist Pliny assumed nonwhite skin to be symptomatic of a complete difference in temperament and attributed Africa’s darkness to climate; the intense heat, he said, had burned the Africans’ skin and malformed their bodies (<text:span text:style-name="T1">Natural History,</text:span> 2.80). These differences were quickly moralized through a pervasive rhetoric of deviance. Paulinus of Nola, a wealthy landowner turned early church homilist, explained that the Ethiopians had been scorched by sin and vice rather than by the sun, and the anonymous commentator to Theodulus’s influential <text:span text:style-name="T1">Ecloga</text:span> (tenth century) succinctly glossed the meaning of the word <text:span text:style-name="T1">Ethyopium:</text:span> “Ethiopians, that is, sinners. Indeed, sinners can rightly be compared to Ethiopians, who are black men presenting a terrifying appearance to those beholding them.”<text:note text:id="ftn6" text:note-class="footnote"><text:note-citation>7</text:note-citation><text:note-body><text:p text:style-name="Footnote">Cited by Friedman, <text:span text:style-name="T1">The Monstrous Races,</text:span> 64.</text:p></text:note-body></text:note> Dark skin was associated with the fires of hell, and so signified in Christian mythology demonic provenance. The perverse and exaggerated sexual appetite of monsters generally was quickly affixed to the Ethiopian; this linking was only strengthened by a xenophobic backlash as dark-skinned people were forcibly imported into Europe early in the Renaissance. Narratives of miscegenation arose and circulated to sanction official policies of exclusion; Queen Elizabeth is famous for her anxiety over “blackamoores” and their supposed threat to the “increase of people of our own nation.<text:note text:id="ftn7" text:note-class="footnote"><text:note-citation>8</text:note-citation><text:note-body><text:p text:style-name="Footnote">Elizabeth deported “blackamoores” in 1596 and again in 1601. See Karen Newman, “‘And Wash the Ethiop White’: Femininity and the Monstrous in Othello,” in <text:span text:style-name="T1">Shakespeare Reproduced: The Text in History and Ideology,</text:span> ed. Jean E. Howard and Marion F. O’Connor (New York: Methuen, 1987), 148.</text:p></text:note-body></text:note></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